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fo:font-size="8pt" officeooo:rsid="001af279" officeooo:paragraph-rsid="00226123" style:font-size-asian="8pt" style:font-size-complex="8pt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officeooo:paragraph-rsid="00100393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af279" officeooo:paragraph-rsid="00228cb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228cba" officeooo:paragraph-rsid="00228cb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1af279" officeooo:paragraph-rsid="00226123"/>
    </style:style>
    <style:style style:name="P7" style:family="paragraph" style:parent-style-name="Standard">
      <style:text-properties style:font-name="Arial1" officeooo:rsid="00226123" officeooo:paragraph-rsid="00226123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17e3d" officeooo:paragraph-rsid="0012d790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1b1a4d" officeooo:paragraph-rsid="001b1a4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1b1a4d" officeooo:paragraph-rsid="002542a2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2542a2" officeooo:paragraph-rsid="002542a2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2542a2" officeooo:paragraph-rsid="002739f1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2542a2" officeooo:paragraph-rsid="002776d9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2899f2" officeooo:paragraph-rsid="002899f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Footnote">
      <style:paragraph-properties fo:padding="0cm" fo:border="none" style:snap-to-layout-grid="false"/>
    </style:style>
    <style:style style:name="P19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20" style:family="paragraph" style:parent-style-name="Footnote">
      <style:paragraph-properties fo:text-align="end" style:justify-single-word="false" fo:padding="0cm" fo:border="none" style:snap-to-layout-gri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2a21fa"/>
    </style:style>
    <style:style style:name="T4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18da45" style:font-size-asian="12pt" style:font-size-complex="12pt"/>
    </style:style>
    <style:style style:name="T10" style:family="text">
      <style:text-properties style:font-name="arial" fo:font-size="12pt" officeooo:rsid="002739f1" style:font-size-asian="12pt" style:font-size-complex="12pt"/>
    </style:style>
    <style:style style:name="T11" style:family="text">
      <style:text-properties style:font-name="arial" fo:font-size="12pt" officeooo:rsid="0030adee" style:font-size-asian="12pt" style:font-size-complex="12pt"/>
    </style:style>
    <style:style style:name="T12" style:family="text">
      <style:text-properties fo:font-style="italic" officeooo:rsid="002c216b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28cb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739f1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1f9d9" style:font-style-asian="italic" style:font-weight-asian="bold" style:font-style-complex="italic" style:font-weight-complex="bold"/>
    </style:style>
    <style:style style:name="T17" style:family="text">
      <style:text-properties fo:font-style="normal" officeooo:rsid="002739f1" style:font-style-asian="normal" style:font-style-complex="normal"/>
    </style:style>
    <style:style style:name="T18" style:family="text">
      <style:text-properties fo:font-style="normal" officeooo:rsid="002776d9" style:font-style-asian="normal" style:font-style-complex="normal"/>
    </style:style>
    <style:style style:name="T19" style:family="text">
      <style:text-properties fo:font-style="normal" officeooo:rsid="002d411f" style:font-style-asian="normal" style:font-style-complex="normal"/>
    </style:style>
    <style:style style:name="T20" style:family="text">
      <style:text-properties fo:font-style="normal" officeooo:rsid="0031f9d9" style:font-style-asian="normal" style:font-style-complex="normal"/>
    </style:style>
    <style:style style:name="T21" style:family="text">
      <style:text-properties fo:font-style="normal" fo:font-weight="bold" officeooo:rsid="0031f9d9" style:font-style-asian="normal" style:font-weight-asian="bold" style:font-style-complex="normal" style:font-weight-complex="bold"/>
    </style:style>
    <style:style style:name="T22" style:family="text">
      <style:text-properties officeooo:rsid="002739f1"/>
    </style:style>
    <style:style style:name="T23" style:family="text">
      <style:text-properties officeooo:rsid="002776d9"/>
    </style:style>
    <style:style style:name="T24" style:family="text">
      <style:text-properties fo:font-weight="bold" officeooo:rsid="002776d9" style:font-weight-asian="bold" style:font-weight-complex="bold"/>
    </style:style>
    <style:style style:name="T25" style:family="text">
      <style:text-properties fo:font-weight="bold" officeooo:rsid="002739f1" style:font-weight-asian="bold" style:font-weight-complex="bold"/>
    </style:style>
    <style:style style:name="T26" style:family="text">
      <style:text-properties fo:font-weight="bold" officeooo:rsid="0031f9d9" style:font-weight-asian="bold" style:font-weight-complex="bold"/>
    </style:style>
    <style:style style:name="T27" style:family="text">
      <style:text-properties officeooo:rsid="0031f9d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2"><text:span text:style-name="T4">Mòdul </text:span><text:span text:style-name="T6">6 – Accés a dades</text:span></text:p>
          </table:table-cell>
        </table:table-row>
        <table:table-row table:style-name="Taula1.2">
          <table:table-cell table:style-name="Taula1.A2" office:value-type="string">
            <text:p text:style-name="P3"><text:span text:style-name="T5">2</text:span><text:span text:style-name="T7">n <text:s text:c="2"/></text:span><text:span text:style-name="T4">CFGS Desenvolupament d'Aplicacions Multiplataforma</text:span></text:p>
          </table:table-cell>
        </table:table-row>
      </table:table>
      <text:p text:style-name="Standard"/>
      <text:p text:style-name="P8">UF1 – Persistència en fitxers</text:p>
      <text:p text:style-name="P9"/>
      <text:p text:style-name="P9"><text:span text:style-name="T8">Pt</text:span><text:span text:style-name="T9">2</text:span><text:span text:style-name="T11">c</text:span><text:span text:style-name="T8"> – </text:span><text:span text:style-name="T10">Persistència amb fitxers json</text:span></text:p>
      <text:p text:style-name="P6"/>
      <text:p text:style-name="P7"><text:span text:style-name="T17">a) Utilitzant les classes Book </text:span><text:span text:style-name="T18">i</text:span><text:span text:style-name="T17"> Title de la pràctica Pt2</text:span><text:span text:style-name="T19">a</text:span><text:span text:style-name="T17">:</text:span></text:p>
      <text:p text:style-name="P1"/>
      <text:p text:style-name="P4">fes <text:span text:style-name="T27">dos</text:span> program<text:span text:style-name="T27">es</text:span> que faci<text:span text:style-name="T27">n</text:span> <text:span text:style-name="T22">una </text:span><text:span text:style-name="T12">desserialització</text:span> del fitxer <text:span text:style-name="T14">book1</text:span><text:span text:style-name="T13">.</text:span><text:span text:style-name="T15">json</text:span> a les classes esmentades (llegeixi del fitxer i creï els objectes necessaris d'aquestes classes) <text:span text:style-name="T25">utilitzant </text:span><text:span text:style-name="T26">en un cas </text:span><text:span text:style-name="T25">binding amb Jackson </text:span><text:span text:style-name="T26">i</text:span><text:span text:style-name="T25"> </text:span><text:span text:style-name="T26">en l’altre binding </text:span><text:span text:style-name="T25">amb gson</text:span><text:span text:style-name="T22">.</text:span></text:p>
      <text:p text:style-name="P4"/>
      <text:p text:style-name="P5">Per a verificació, mostra els valors dels objectes recuperats.</text:p>
      <text:p text:style-name="P10"/>
      <text:p text:style-name="P11"/>
      <text:p text:style-name="P14"><text:span text:style-name="T22">b</text:span>) <text:span text:style-name="T23">Modifica ara algun objecte dels llegits a l'apartat a (o afegeix-ne algun) i</text:span><text:span text:style-name="T15">, </text:span><text:span text:style-name="T21">igualment utilitzant un mètode i l’altre,</text:span><text:span text:style-name="T16"> </text:span><text:span text:style-name="T20">fes la serialització del conjunt d’objectes al fitxer </text:span><text:span text:style-name="T21">Llibres.json</text:span></text:p>
      <text:p text:style-name="P12"/>
      <text:p text:style-name="P13"/>
      <text:p text:style-name="P13"/>
      <text:p text:style-name="P13"><text:span text:style-name="T22">c</text:span>) <text:span text:style-name="T23">Escriu els mètodes que permetin fer serialització/desserialització usant binding amb Jackson i gson dels objectes </text:span><text:span text:style-name="T24">de qualsevol classe (POJO)</text:span><text:span text:style-name="T23">. És a dir: una generalització dels exemples mostrats.</text:span></text:p>
      <text:p text:style-name="P13"/>
      <text:p text:style-name="P15"/>
      <text:p text:style-name="P15">d) Executa ara els mètodes creats a c) per a obtenir els mateixos resultats que a a) i 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8.103cm"/>
    </style:style>
    <style:style style:name="Table1.1" style:family="table-row">
      <style:table-row-properties style:min-row-height="1.401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2a21fa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56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2.066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BF4952608573B112.png" xlink:type="simple" xlink:show="embed" xlink:actuate="onLoad" loext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Nom arxiu: </text:span><text:span text:style-name="MT1"><text:file-name text:display="name-and-extension">ED2DAM_ACT_2122_M6_UF1_Pt2c.odt</text:file-name></text:span></text:p>
              <text:p text:style-name="MP2">Elaborat: <text:s/><text:span text:style-name="MT2">Miquel Altayó</text:span></text:p>
            </table:table-cell>
            <table:table-cell table:style-name="Table1.A1" office:value-type="string">
              <text:p text:style-name="MP3"><text:span text:style-name="MT1">Data: </text:span><text:span text:style-name="MT3"><text:date style:data-style-name="N34" text:date-value="2022-01-31T17:02:20.468425839">gener</text:date></text:span><text:span text:style-name="MT1"><text:s/></text:span><text:span text:style-name="MT1"><text:date style:data-style-name="N104" text:date-value="2022-01-31T17:02:20.468627004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31T17:02:20.363157216</dc:date>
    <meta:editing-duration>PT13H38M49S</meta:editing-duration>
    <meta:editing-cycles>52</meta:editing-cycles>
    <meta:generator>LibreOffice/6.0.7.3$Linux_X86_64 LibreOffice_project/00m0$Build-3</meta:generator>
    <meta:document-statistic meta:table-count="2" meta:image-count="2" meta:object-count="0" meta:page-count="1" meta:paragraph-count="15" meta:word-count="173" meta:character-count="1124" meta:non-whitespace-character-count="960"/>
  </office:meta>
</office:document-meta>
</file>